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21"/>
    <style:style style:name="ce10" style:family="table-cell" style:parent-style-name="Default" style:data-style-name="N122"/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24"/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ext-properties fo:font-weight="normal" style:font-weight-asian="normal" style:font-weight-complex="normal"/>
    </style:style>
    <style:style style:name="ce32" style:family="table-cell" style:parent-style-name="Default" style:data-style-name="N125"/>
    <style:style style:name="ce33" style:family="table-cell" style:parent-style-name="Default" style:data-style-name="N100"/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Nh_Iters" table:style-name="ta1"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3"/>
        <table:table-column table:style-name="co7" table:default-cell-style-name="Default"/>
        <table:table-column table:style-name="co3" table:default-cell-style-name="ce1"/>
        <table:table-column table:style-name="co8" table:default-cell-style-name="ce15"/>
        <table:table-column table:style-name="co10" table:default-cell-style-name="Default"/>
        <table:table-column table:style-name="co9" table:default-cell-style-name="ce17"/>
        <table:table-column table:style-name="co9" table:default-cell-style-name="ce27"/>
        <table:table-row table:style-name="ro3">
          <table:table-cell table:style-name="ce1" office:value-type="string">
            <text:p>ESTIMATOR COMPARIS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P1 Cross Section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Problem 3</text:p>
          </table:table-cell>
          <table:table-cell table:number-columns-repeated="2"/>
          <table:table-cell table:style-name="Default" office:value-type="string">
            <text:p>No reduced domain approximation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ILUT Preconditioning</text:p>
          </table:table-cell>
          <table:table-cell table:number-columns-repeated="2"/>
          <table:table-cell table:style-name="Default" office:value-type="string">
            <text:p>Timing/Iterations Measured on 2nd eigenvalue iteration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table:style-name="Default" office:value-type="string">
            <text:p>Serial Run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1" office:value-type="string">
            <text:p>Drop Tol</text:p>
          </table:table-cell>
          <table:table-cell table:style-name="ce9" office:value-type="float" office:value="0.001">
            <text:p>1.00E-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9" office:value-type="float" office:value="0.0001">
            <text:p>1.00E-4</text:p>
          </table:table-cell>
          <table:table-cell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1" office:value-type="string">
            <text:p>Richardson Relax</text:p>
          </table:table-cell>
          <table:table-cell table:style-name="ce10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0" office:value-type="float" office:value="1">
            <text:p>1.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1 Group: 20,088 DOFs</text:p>
          </table:table-cell>
          <table:table-cell table:style-name="ce11" table:number-columns-repeated="2"/>
          <table:table-cell table:style-name="ce11" office:value-type="string">
            <text:p>Group Lower Bounds (eV): {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formula="of:=[.H15]/[.I15]" office:value-type="float" office:value="0.0222784810126582">
            <text:p>0.022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formula="of:=[.B16]/[.C16]" office:value-type="float" office:value="0.0269194312796209">
            <text:p>0.027</text:p>
          </table:table-cell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formula="of:=[.H16]/[.I16]" office:value-type="float" office:value="0.0243137254901961">
            <text:p>0.02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formula="of:=[.B17]/[.C17]" office:value-type="float" office:value="0.0303846153846154">
            <text:p>0.030</text:p>
          </table:table-cell>
          <table:table-cell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7]/[.I17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formula="of:=[.B18]/[.C18]" office:value-type="float" office:value="0.0356451612903226">
            <text:p>0.036</text:p>
          </table:table-cell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formula="of:=[.H18]/[.I18]" office:value-type="float" office:value="0.0298550724637681">
            <text:p>0.03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formula="of:=[.B19]/[.C19]" office:value-type="float" office:value="0.0396296296296296">
            <text:p>0.040</text:p>
          </table:table-cell>
          <table:table-cell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9]/[.I19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formula="of:=[.B20]/[.C20]" office:value-type="float" office:value="0.05">
            <text:p>0.050</text:p>
          </table:table-cell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formula="of:=[.H20]/[.I20]" office:value-type="float" office:value="0.0485416666666667">
            <text:p>0.049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formula="of:=[.B21]/[.C21]" office:value-type="float" office:value="0.0653125">
            <text:p>0.065</text:p>
          </table:table-cell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formula="of:=[.H21]/[.I21]" office:value-type="float" office:value="0.0751612903225807">
            <text:p>0.07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formula="of:=[.B22]/[.C22]" office:value-type="float" office:value="0.0878260869565217">
            <text:p>0.088</text:p>
          </table:table-cell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formula="of:=[.H22]/[.I22]" office:value-type="float" office:value="0.126153846153846">
            <text:p>0.12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formula="of:=[.B23]/[.C23]" office:value-type="float" office:value="0.11047619047619">
            <text:p>0.110</text:p>
          </table:table-cell>
          <table:table-cell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formula="of:=[.H23]/[.I23]" office:value-type="float" office:value="0.184583333333333">
            <text:p>0.18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formula="of:=[.B24]/[.C24]" office:value-type="float" office:value="0.148571428571429">
            <text:p>0.149</text:p>
          </table:table-cell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formula="of:=[.H24]/[.I24]" office:value-type="float" office:value="0.285263157894737">
            <text:p>0.28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formula="of:=[.B25]/[.C25]" office:value-type="float" office:value="0.197058823529412">
            <text:p>0.197</text:p>
          </table:table-cell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formula="of:=[.H25]/[.I25]" office:value-type="float" office:value="0.67375">
            <text:p>0.67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formula="of:=[.B26]/[.C26]" office:value-type="float" office:value="0.283529411764706">
            <text:p>0.284</text:p>
          </table:table-cell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formula="of:=[.H26]/[.I26]" office:value-type="float" office:value="1.095">
            <text:p>1.09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formula="of:=[.B27]/[.C27]" office:value-type="float" office:value="0.442857142857143">
            <text:p>0.443</text:p>
          </table:table-cell>
          <table:table-cell office:value-type="string">
            <text:p>yes</text:p>
          </table:table-cell>
          <table:table-cell/>
          <table:table-cell office:value-type="float" office:value="5000">
            <text:p>5000</text:p>
          </table:table-cell>
          <table:table-cell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formula="of:=[.H27]/[.I27]" office:value-type="float" office:value="2.63636363636364">
            <text:p>2.636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formula="of:=[.H28]/[.I28]" office:value-type="float" office:value="5.23583333333333">
            <text:p>5.236</text:p>
          </table:table-cell>
          <table:table-cell office:value-type="string">
            <text:p>no</text:p>
          </table:table-cell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 office:value-type="float" office:value="106.4">
            <text:p>106.40</text:p>
          </table:table-cell>
          <table:table-cell table:style-name="ce14" office:value-type="float" office:value="10">
            <text:p>10</text:p>
          </table:table-cell>
          <table:table-cell table:style-name="ce19" table:formula="of:=[.H29]/[.I29]" office:value-type="float" office:value="10.64">
            <text:p>10.64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3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3 – 1 Group: 40,176 DOFs</text:p>
          </table:table-cell>
          <table:table-cell table:style-name="ce11" table:number-columns-repeated="2"/>
          <table:table-cell table:style-name="ce11" office:value-type="string">
            <text:p>Group Lower Bounds (eV): {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number-columns-repeated="2" table:style-name="ce13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3.06">
            <text:p>3.06</text:p>
          </table:table-cell>
          <table:table-cell office:value-type="float" office:value="82">
            <text:p>82</text:p>
          </table:table-cell>
          <table:table-cell table:formula="of:=[.H37]/[.I37]" office:value-type="float" office:value="0.0373170731707317">
            <text:p>0.037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style-name="ce15" office:value-type="float" office:value="9.7">
            <text:p>9.70</text:p>
          </table:table-cell>
          <table:table-cell office:value-type="float" office:value="210">
            <text:p>210</text:p>
          </table:table-cell>
          <table:table-cell table:formula="of:=[.B38]/[.C38]" office:value-type="float" office:value="0.0461904761904762">
            <text:p>0.046</text:p>
          </table:table-cell>
          <table:table-cell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31">
            <text:p>2.31</text:p>
          </table:table-cell>
          <table:table-cell office:value-type="float" office:value="41">
            <text:p>41</text:p>
          </table:table-cell>
          <table:table-cell table:formula="of:=[.H38]/[.I38]" office:value-type="float" office:value="0.0563414634146341">
            <text:p>0.05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">
            <text:p>1500</text:p>
          </table:table-cell>
          <table:table-cell table:style-name="ce15" office:value-type="float" office:value="3.81">
            <text:p>3.81</text:p>
          </table:table-cell>
          <table:table-cell office:value-type="float" office:value="74">
            <text:p>74</text:p>
          </table:table-cell>
          <table:table-cell table:formula="of:=[.B39]/[.C39]" office:value-type="float" office:value="0.0514864864864865">
            <text:p>0.051</text:p>
          </table:table-cell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table:style-name="Default" office:value-type="float" office:value="3.54">
            <text:p>3.54</text:p>
          </table:table-cell>
          <table:table-cell office:value-type="float" office:value="44">
            <text:p>44</text:p>
          </table:table-cell>
          <table:table-cell table:formula="of:=[.H39]/[.I39]" office:value-type="float" office:value="0.0804545454545455">
            <text:p>0.08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style-name="ce15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formula="of:=[.B40]/[.C40]" office:value-type="float" office:value="0.0575925925925926">
            <text:p>0.058</text:p>
          </table:table-cell>
          <table:table-cell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86">
            <text:p>2.86</text:p>
          </table:table-cell>
          <table:table-cell office:value-type="float" office:value="25">
            <text:p>25</text:p>
          </table:table-cell>
          <table:table-cell table:formula="of:=[.H40]/[.I40]" office:value-type="float" office:value="0.1144">
            <text:p>0.11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style-name="ce15" office:value-type="float" office:value="3.17">
            <text:p>3.17</text:p>
          </table:table-cell>
          <table:table-cell office:value-type="float" office:value="48">
            <text:p>48</text:p>
          </table:table-cell>
          <table:table-cell table:formula="of:=[.B41]/[.C41]" office:value-type="float" office:value="0.0660416666666667">
            <text:p>0.066</text:p>
          </table:table-cell>
          <table:table-cell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5.82">
            <text:p>5.82</text:p>
          </table:table-cell>
          <table:table-cell office:value-type="float" office:value="30">
            <text:p>30</text:p>
          </table:table-cell>
          <table:table-cell table:formula="of:=[.H41]/[.I41]" office:value-type="float" office:value="0.194">
            <text:p>0.19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style-name="ce15" office:value-type="float" office:value="2.56">
            <text:p>2.56</text:p>
          </table:table-cell>
          <table:table-cell office:value-type="float" office:value="29">
            <text:p>29</text:p>
          </table:table-cell>
          <table:table-cell table:formula="of:=[.B42]/[.C42]" office:value-type="float" office:value="0.0882758620689655">
            <text:p>0.088</text:p>
          </table:table-cell>
          <table:table-cell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7.05">
            <text:p>7.05</text:p>
          </table:table-cell>
          <table:table-cell office:value-type="float" office:value="17">
            <text:p>17</text:p>
          </table:table-cell>
          <table:table-cell table:formula="of:=[.H42]/[.I42]" office:value-type="float" office:value="0.414705882352941">
            <text:p>0.41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7500">
            <text:p>7500</text:p>
          </table:table-cell>
          <table:table-cell table:style-name="ce15" office:value-type="float" office:value="3.27">
            <text:p>3.27</text:p>
          </table:table-cell>
          <table:table-cell office:value-type="float" office:value="29">
            <text:p>29</text:p>
          </table:table-cell>
          <table:table-cell table:formula="of:=[.B43]/[.C43]" office:value-type="float" office:value="0.112758620689655">
            <text:p>0.113</text:p>
          </table:table-cell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26">
            <text:p>10.26</text:p>
          </table:table-cell>
          <table:table-cell office:value-type="float" office:value="13">
            <text:p>13</text:p>
          </table:table-cell>
          <table:table-cell table:formula="of:=[.H43]/[.I43]" office:value-type="float" office:value="0.789230769230769">
            <text:p>0.789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style-name="ce15" office:value-type="float" office:value="5.06">
            <text:p>5.06</text:p>
          </table:table-cell>
          <table:table-cell office:value-type="float" office:value="40">
            <text:p>40</text:p>
          </table:table-cell>
          <table:table-cell table:formula="of:=[.B44]/[.C44]" office:value-type="float" office:value="0.1265">
            <text:p>0.127</text:p>
          </table:table-cell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22.48">
            <text:p>22.48</text:p>
          </table:table-cell>
          <table:table-cell office:value-type="float" office:value="14">
            <text:p>14</text:p>
          </table:table-cell>
          <table:table-cell table:formula="of:=[.H44]/[.I44]" office:value-type="float" office:value="1.60571428571429">
            <text:p>1.60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5000">
            <text:p>15000</text:p>
          </table:table-cell>
          <table:table-cell table:style-name="ce15" office:value-type="float" office:value="4.15">
            <text:p>4.15</text:p>
          </table:table-cell>
          <table:table-cell office:value-type="float" office:value="23">
            <text:p>23</text:p>
          </table:table-cell>
          <table:table-cell table:formula="of:=[.B45]/[.C45]" office:value-type="float" office:value="0.180434782608696">
            <text:p>0.180</text:p>
          </table:table-cell>
          <table:table-cell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office:value-type="float" office:value="42.96">
            <text:p>42.96</text:p>
          </table:table-cell>
          <table:table-cell office:value-type="float" office:value="11">
            <text:p>11</text:p>
          </table:table-cell>
          <table:table-cell table:formula="of:=[.H45]/[.I45]" office:value-type="float" office:value="3.90545454545455">
            <text:p>3.905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table:style-name="ce15" office:value-type="float" office:value="5.13">
            <text:p>5.13</text:p>
          </table:table-cell>
          <table:table-cell office:value-type="float" office:value="23">
            <text:p>23</text:p>
          </table:table-cell>
          <table:table-cell table:formula="of:=[.B46]/[.C46]" office:value-type="float" office:value="0.22304347826087">
            <text:p>0.223</text:p>
          </table:table-cell>
          <table:table-cell office:value-type="string">
            <text:p>no</text:p>
          </table:table-cell>
          <table:table-cell/>
          <table:table-cell office:value-type="float" office:value="10000">
            <text:p>10000</text:p>
          </table:table-cell>
          <table:table-cell office:value-type="float" office:value="77.73">
            <text:p>77.73</text:p>
          </table:table-cell>
          <table:table-cell office:value-type="float" office:value="10">
            <text:p>10</text:p>
          </table:table-cell>
          <table:table-cell table:formula="of:=[.H46]/[.I46]" office:value-type="float" office:value="7.773">
            <text:p>7.773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8" office:value-type="float" office:value="50000">
            <text:p>50000</text:p>
          </table:table-cell>
          <table:table-cell table:style-name="ce16" office:value-type="float" office:value="7.67">
            <text:p>7.67</text:p>
          </table:table-cell>
          <table:table-cell table:style-name="ce14" office:value-type="float" office:value="15">
            <text:p>15</text:p>
          </table:table-cell>
          <table:table-cell table:style-name="ce19" table:formula="of:=[.B47]/[.C47]" office:value-type="float" office:value="0.511333333333333">
            <text:p>0.511</text:p>
          </table:table-cell>
          <table:table-cell table:style-name="ce21" office:value-type="string">
            <text:p>yes</text:p>
          </table:table-cell>
          <table:table-cell table:style-name="ce14"/>
          <table:table-cell table:style-name="ce23" office:value-type="float" office:value="20000">
            <text:p>20000</text:p>
          </table:table-cell>
          <table:table-cell table:style-name="ce16" office:value-type="float" office:value="137.35">
            <text:p>137.35</text:p>
          </table:table-cell>
          <table:table-cell table:style-name="ce14" office:value-type="float" office:value="9">
            <text:p>9</text:p>
          </table:table-cell>
          <table:table-cell table:style-name="ce19" table:formula="of:=[.H47]/[.I47]" office:value-type="float" office:value="15.2611111111111">
            <text:p>15.261</text:p>
          </table:table-cell>
          <table:table-cell table:style-name="ce28" office:value-type="string">
            <text:p>yes</text:p>
          </table:table-cell>
        </table:table-row>
        <table:table-row table:style-name="ro3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2 Group: 40,176 DOFs</text:p>
          </table:table-cell>
          <table:table-cell table:style-name="ce11" table:number-columns-repeated="2"/>
          <table:table-cell table:style-name="ce11" office:value-type="string">
            <text:p>Group Lower Bounds (eV): {1.00e+00, 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[.H55]/[.I55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[.H56]/[.I56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[.H57]/[.I5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">
            <text:p>15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[.H58]/[.I5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formula="of:=[.H59]/[.I59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formula="of:=[.H60]/[.I60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0">
            <text:p>500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[.H61]/[.I61]" office:value-type="float" office:value="0">
            <text:p>#DIV/0!</text:p>
          </table:table-cell>
          <table:table-cell/>
        </table:table-row>
        <table:table-row table:style-name="ro3">
          <table:table-cell table:number-columns-repeated="6"/>
          <table:table-cell office:value-type="float" office:value="200">
            <text:p>200</text:p>
          </table:table-cell>
          <table:table-cell table:number-columns-repeated="2"/>
          <table:table-cell table:formula="of:=[.H62]/[.I62]" office:value-type="float" office:value="0">
            <text:p>#DIV/0!</text:p>
          </table:table-cell>
          <table:table-cell/>
        </table:table-row>
        <table:table-row table:style-name="ro3">
          <table:table-cell table:number-columns-repeated="6"/>
          <table:table-cell office:value-type="float" office:value="300">
            <text:p>300</text:p>
          </table:table-cell>
          <table:table-cell table:number-columns-repeated="2"/>
          <table:table-cell table:formula="of:=[.H63]/[.I63]" office:value-type="float" office:value="0">
            <text:p>#DIV/0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500">
            <text:p>500</text:p>
          </table:table-cell>
          <table:table-cell table:number-columns-repeated="2"/>
          <table:table-cell table:formula="of:=[.H64]/[.I64]" office:value-type="float" office:value="0">
            <text:p>#DIV/0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1000">
            <text:p>1000</text:p>
          </table:table-cell>
          <table:table-cell table:number-columns-repeated="2"/>
          <table:table-cell table:formula="of:=[.H65]/[.I65]" office:value-type="float" office:value="0">
            <text:p>#DIV/0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000">
            <text:p>2000</text:p>
          </table:table-cell>
          <table:table-cell office:value-type="float" office:value="51.49">
            <text:p>51.49</text:p>
          </table:table-cell>
          <table:table-cell office:value-type="float" office:value="22">
            <text:p>22</text:p>
          </table:table-cell>
          <table:table-cell table:formula="of:=[.H66]/[.I66]" office:value-type="float" office:value="2.34045454545455">
            <text:p>2.340</text:p>
          </table:table-cell>
          <table:table-cell office:value-type="string">
            <text:p>no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5000">
            <text:p>5000</text:p>
          </table:table-cell>
          <table:table-cell office:value-type="float" office:value="96.22">
            <text:p>96.22</text:p>
          </table:table-cell>
          <table:table-cell office:value-type="float" office:value="16">
            <text:p>16</text:p>
          </table:table-cell>
          <table:table-cell table:formula="of:=[.H67]/[.I67]" office:value-type="float" office:value="6.01375">
            <text:p>6.014</text:p>
          </table:table-cell>
          <table:table-cell office:value-type="string">
            <text:p>no</text:p>
          </table:table-cell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table:number-columns-repeated="2"/>
          <table:table-cell table:formula="of:=[.H68]/[.I68]" office:value-type="float" office:value="0">
            <text:p>#DIV/0!</text:p>
          </table:table-cell>
          <table:table-cell/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/>
          <table:table-cell table:style-name="ce14"/>
          <table:table-cell table:style-name="ce19" table:formula="of:=[.H69]/[.I69]" office:value-type="float" office:value="0">
            <text:p>#DIV/0!</text:p>
          </table:table-cell>
          <table:table-cell table:style-name="ce28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style-name="ce2" office:value-type="string">
            <text:p>SP1 – 4 Group: 80,352 DOFs</text:p>
          </table:table-cell>
          <table:table-cell table:style-name="ce11" table:number-columns-repeated="2"/>
          <table:table-cell table:style-name="ce11" office:value-type="string">
            <text:p>Group Lower Bounds (eV): {1.00e+04, 1.00e+01, 1.00e+00, 1.00e-05}</text:p>
          </table:table-cell>
          <table:table-cell table:style-name="ce11" table:number-columns-repeated="6"/>
          <table:table-cell table:style-name="ce24"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5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2" office:value-type="string">
            <text:p>Expected Value Estimator</text:p>
          </table:table-cell>
          <table:table-cell table:style-name="ce1" table:number-columns-repeated="3"/>
          <table:table-cell table:style-name="ce25"/>
        </table:table-row>
        <table:table-row table:style-name="ro4">
          <table:table-cell table:style-name="ce5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12" office:value-type="string">
            <text:p>Monotonic</text:p>
          </table:table-cell>
          <table:table-cell table:style-name="ce13"/>
          <table:table-cell table:style-name="ce12" office:value-type="string">
            <text:p>Nh</text:p>
          </table:table-cell>
          <table:table-cell table:style-name="ce12" office:value-type="string">
            <text:p>Time (s)</text:p>
          </table:table-cell>
          <table:table-cell table:style-name="ce12" office:value-type="string">
            <text:p>Iters</text:p>
          </table:table-cell>
          <table:table-cell table:style-name="ce12" office:value-type="string">
            <text:p>Time/Iter</text:p>
          </table:table-cell>
          <table:table-cell table:style-name="ce26" office:value-type="string">
            <text:p>Monotonic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number-columns-repeated="3" table:style-name="ce13" office:value-type="string">
            <text:p>-</text:p>
          </table:table-cell>
          <table:table-cell table:style-name="ce20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[.H77]/[.I7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table:number-columns-repeated="2"/>
          <table:table-cell table:formula="of:=[.B78]/[.C78]" office:value-type="float" office:value="0">
            <text:p>#DIV/0!</text:p>
          </table:table-cell>
          <table:table-cell table:style-name="ce20"/>
          <table:table-cell/>
          <table:table-cell office:value-type="float" office:value="5">
            <text:p>5</text:p>
          </table:table-cell>
          <table:table-cell table:number-columns-repeated="2"/>
          <table:table-cell table:formula="of:=[.H78]/[.I7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">
            <text:p>1000</text:p>
          </table:table-cell>
          <table:table-cell table:number-columns-repeated="2"/>
          <table:table-cell table:formula="of:=[.B79]/[.C79]" office:value-type="float" office:value="0">
            <text:p>#DIV/0!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79]/[.I79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">
            <text:p>1500</text:p>
          </table:table-cell>
          <table:table-cell table:number-columns-repeated="2"/>
          <table:table-cell table:formula="of:=[.B80]/[.C80]" office:value-type="float" office:value="0">
            <text:p>#DIV/0!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H80]/[.I80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table:number-columns-repeated="2"/>
          <table:table-cell table:formula="of:=[.B81]/[.C81]" office:value-type="float" office:value="0">
            <text:p>#DIV/0!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81]/[.I81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">
            <text:p>3000</text:p>
          </table:table-cell>
          <table:table-cell table:number-columns-repeated="2"/>
          <table:table-cell table:formula="of:=[.B82]/[.C82]" office:value-type="float" office:value="0">
            <text:p>#DIV/0!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2"/>
          <table:table-cell table:formula="of:=[.H82]/[.I82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">
            <text:p>5000</text:p>
          </table:table-cell>
          <table:table-cell table:number-columns-repeated="2"/>
          <table:table-cell table:formula="of:=[.B83]/[.C83]" office:value-type="float" office:value="0">
            <text:p>#DIV/0!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formula="of:=[.H83]/[.I83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500">
            <text:p>7500</text:p>
          </table:table-cell>
          <table:table-cell table:number-columns-repeated="2"/>
          <table:table-cell table:formula="of:=[.B84]/[.C84]" office:value-type="float" office:value="0">
            <text:p>#DIV/0!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formula="of:=[.H84]/[.I84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table:number-columns-repeated="2"/>
          <table:table-cell table:formula="of:=[.B85]/[.C85]" office:value-type="float" office:value="0">
            <text:p>#DIV/0!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table:formula="of:=[.H85]/[.I85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000">
            <text:p>15000</text:p>
          </table:table-cell>
          <table:table-cell table:number-columns-repeated="2"/>
          <table:table-cell table:formula="of:=[.B86]/[.C86]" office:value-type="float" office:value="0">
            <text:p>#DIV/0!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formula="of:=[.H86]/[.I86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0000">
            <text:p>20000</text:p>
          </table:table-cell>
          <table:table-cell table:number-columns-repeated="2"/>
          <table:table-cell table:formula="of:=[.B87]/[.C87]" office:value-type="float" office:value="0">
            <text:p>#DIV/0!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formula="of:=[.H87]/[.I87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0000">
            <text:p>30000</text:p>
          </table:table-cell>
          <table:table-cell table:number-columns-repeated="2"/>
          <table:table-cell table:formula="of:=[.B88]/[.C88]" office:value-type="float" office:value="0">
            <text:p>#DIV/0!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2"/>
          <table:table-cell table:formula="of:=[.H88]/[.I88]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0000">
            <text:p>50000</text:p>
          </table:table-cell>
          <table:table-cell table:number-columns-repeated="2"/>
          <table:table-cell table:formula="of:=[.B89]/[.C89]" office:value-type="float" office:value="0">
            <text:p>#DIV/0!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table:formula="of:=[.H89]/[.I89]" office:value-type="float" office:value="0">
            <text:p>#DIV/0!</text:p>
          </table:table-cell>
          <table:table-cell/>
        </table:table-row>
        <table:table-row table:style-name="ro3">
          <table:table-cell table:style-name="ce3"/>
          <table:table-cell table:number-columns-repeated="2"/>
          <table:table-cell table:style-name="Default" table:number-columns-repeated="2"/>
          <table:table-cell/>
          <table:table-cell office:value-type="float" office:value="10000">
            <text:p>10000</text:p>
          </table:table-cell>
          <table:table-cell table:number-columns-repeated="2"/>
          <table:table-cell table:formula="of:=[.H90]/[.I90]" office:value-type="float" office:value="0">
            <text:p>#DIV/0!</text:p>
          </table:table-cell>
          <table:table-cell/>
        </table:table-row>
        <table:table-row table:style-name="ro3">
          <table:table-cell table:style-name="ce7"/>
          <table:table-cell table:style-name="ce14" table:number-columns-repeated="5"/>
          <table:table-cell table:style-name="ce23" office:value-type="float" office:value="20000">
            <text:p>20000</text:p>
          </table:table-cell>
          <table:table-cell table:style-name="ce16"/>
          <table:table-cell table:style-name="ce14"/>
          <table:table-cell table:style-name="ce19" table:formula="of:=[.H91]/[.I91]" office:value-type="float" office:value="0">
            <text:p>#DIV/0!</text:p>
          </table:table-cell>
          <table:table-cell table:style-name="ce28"/>
        </table:table-row>
      </table:table>
      <table:table table:name="Convergence" table:style-name="ta1">
        <table:shapes>
          <draw:frame draw:z-index="0" draw:style-name="gr1" svg:width="6.0354in" svg:height="4.5016in" svg:x="6.6075in" svg:y="1.8925in">
            <draw:object draw:notify-on-update-of-ranges="Convergence.A13:Convergence.A13 Convergence.C15:Convergence.C46 Convergence.B15:Convergence.B46 Convergence.E13:Convergence.E13 Convergence.G15:Convergence.G26 Convergence.F15:Convergence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61in" svg:height="4.4902in" svg:x="6.4902in" svg:y="7.7197in">
            <draw:object draw:notify-on-update-of-ranges="Convergence.B51:Convergence.B180 Convergence.A13:Convergence.A13 Convergence.C51:Convergence.C180 Convergence.F51:Convergence.F66 Convergence.E13:Convergence.E13 Convergence.G51:Convergence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32"/>
        <table:table-column table:style-name="co13" table:default-cell-style-name="Default"/>
        <table:table-column table:style-name="co14" table:default-cell-style-name="ce33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ESTIMATOR COMPARISON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office:value-type="string">
            <text:p>P1 Cross Sectio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Problem 3</text:p>
          </table:table-cell>
          <table:table-cell/>
          <table:table-cell table:style-name="Default"/>
          <table:table-cell office:value-type="string">
            <text:p>No reduced domain approxim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ILUT Preconditioning</text:p>
          </table:table-cell>
          <table:table-cell/>
          <table:table-cell table:style-name="Default"/>
          <table:table-cell office:value-type="string">
            <text:p>Timing/Iterations Measured on 2nd eigenvalue iter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 table:style-name="Default"/>
          <table:table-cell office:value-type="string">
            <text:p>Serial Runs</text:p>
          </table:table-cell>
          <table:table-cell table:style-name="Default"/>
          <table:table-cell table:number-columns-repeated="6"/>
        </table:table-row>
        <table:table-row table:style-name="ro4">
          <table:table-cell table:style-name="ce1" office:value-type="string">
            <text:p>Drop Tol</text:p>
          </table:table-cell>
          <table:table-cell table:style-name="ce9" office:value-type="float" office:value="0.001">
            <text:p>1.00E-3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9" office:value-type="float" office:value="0.0001">
            <text:p>1.00E-4</text:p>
          </table:table-cell>
          <table:table-cell table:style-name="Default"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 table:number-columns-repeated="6"/>
        </table:table-row>
        <table:table-row table:style-name="ro4">
          <table:table-cell table:style-name="ce1" office:value-type="string">
            <text:p>Richardson Relax</text:p>
          </table:table-cell>
          <table:table-cell table:style-name="ce10" office:value-type="float" office:value="1">
            <text:p>1.0</text:p>
          </table:table-cell>
          <table:table-cell table:style-name="Default"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0" office:value-type="float" office:value="1">
            <text:p>1.0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4">
          <table:table-cell table:style-name="ce29" office:value-type="string">
            <text:p>SP1 – 1 Group: 20,088 DOFs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22" office:value-type="string">
            <text:p>Collision Estimator</text:p>
          </table:table-cell>
          <table:table-cell table:style-name="ce1" table:number-columns-repeated="3"/>
          <table:table-cell table:style-name="ce22" office:value-type="string">
            <text:p>Expected Value Estimator</text:p>
          </table:table-cell>
          <table:table-cell table:style-name="ce1" table:number-columns-repeated="5"/>
          <table:table-cell/>
        </table:table-row>
        <table:table-row table:style-name="ro4">
          <table:table-cell table:style-name="ce1" office:value-type="string">
            <text:p>Nh = 5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/>
          <table:table-cell table:style-name="ce1" office:value-type="string">
            <text:p>Nh = 5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 table:number-columns-repeated="4"/>
        </table:table-row>
        <table:table-row table:style-name="ro3">
          <table:table-cell table:style-name="ce1"/>
          <table:table-cell table:style-name="ce30" office:value-type="float" office:value="1">
            <text:p>1</text:p>
          </table:table-cell>
          <table:table-cell table:style-name="ce31" office:value-type="float" office:value="13.71288">
            <text:p>1.371288E+1</text:p>
          </table:table-cell>
          <table:table-cell table:style-name="ce13"/>
          <table:table-cell table:style-name="Default"/>
          <table:table-cell table:style-name="ce34" office:value-type="float" office:value="1">
            <text:p>1</text:p>
          </table:table-cell>
          <table:table-cell table:style-name="ce32" office:value-type="float" office:value="0.566763">
            <text:p>5.667630E-1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2">
            <text:p>2</text:p>
          </table:table-cell>
          <table:table-cell table:style-name="ce31" office:value-type="float" office:value="0.6096525">
            <text:p>6.096525E-1</text:p>
          </table:table-cell>
          <table:table-cell table:style-name="ce17"/>
          <table:table-cell table:style-name="Default"/>
          <table:table-cell table:style-name="ce34" office:value-type="float" office:value="2">
            <text:p>2</text:p>
          </table:table-cell>
          <table:table-cell table:style-name="ce32" office:value-type="float" office:value="0.03593607">
            <text:p>3.593607E-2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3">
            <text:p>3</text:p>
          </table:table-cell>
          <table:table-cell table:style-name="ce31" office:value-type="float" office:value="0.3925748">
            <text:p>3.925748E-1</text:p>
          </table:table-cell>
          <table:table-cell table:style-name="ce17"/>
          <table:table-cell table:style-name="Default"/>
          <table:table-cell table:style-name="ce34" office:value-type="float" office:value="3">
            <text:p>3</text:p>
          </table:table-cell>
          <table:table-cell table:style-name="ce32" office:value-type="float" office:value="0.01309854">
            <text:p>1.309854E-2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4">
            <text:p>4</text:p>
          </table:table-cell>
          <table:table-cell table:style-name="ce31" office:value-type="float" office:value="0.4779787">
            <text:p>4.779787E-1</text:p>
          </table:table-cell>
          <table:table-cell table:style-name="ce17"/>
          <table:table-cell table:style-name="Default"/>
          <table:table-cell table:style-name="ce34" office:value-type="float" office:value="4">
            <text:p>4</text:p>
          </table:table-cell>
          <table:table-cell table:style-name="ce32" office:value-type="float" office:value="0.001543307">
            <text:p>1.543307E-3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5">
            <text:p>5</text:p>
          </table:table-cell>
          <table:table-cell table:style-name="ce31" office:value-type="float" office:value="0.1849436">
            <text:p>1.849436E-1</text:p>
          </table:table-cell>
          <table:table-cell table:style-name="ce17"/>
          <table:table-cell table:style-name="Default"/>
          <table:table-cell table:style-name="ce34" office:value-type="float" office:value="5">
            <text:p>5</text:p>
          </table:table-cell>
          <table:table-cell table:style-name="ce32" office:value-type="float" office:value="0.0001018327">
            <text:p>1.018327E-4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6">
            <text:p>6</text:p>
          </table:table-cell>
          <table:table-cell table:style-name="ce31" office:value-type="float" office:value="0.05586309">
            <text:p>5.586309E-2</text:p>
          </table:table-cell>
          <table:table-cell table:style-name="ce17"/>
          <table:table-cell table:style-name="Default"/>
          <table:table-cell table:style-name="ce34" office:value-type="float" office:value="6">
            <text:p>6</text:p>
          </table:table-cell>
          <table:table-cell table:style-name="ce32" office:value-type="float" office:value="0.00001557404">
            <text:p>1.557404E-5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7">
            <text:p>7</text:p>
          </table:table-cell>
          <table:table-cell table:style-name="ce31" office:value-type="float" office:value="0.08120854">
            <text:p>8.120854E-2</text:p>
          </table:table-cell>
          <table:table-cell table:style-name="ce17"/>
          <table:table-cell table:style-name="Default"/>
          <table:table-cell table:style-name="ce34" office:value-type="float" office:value="7">
            <text:p>7</text:p>
          </table:table-cell>
          <table:table-cell table:style-name="ce32" office:value-type="float" office:value="0.000003049988">
            <text:p>3.049988E-6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8">
            <text:p>8</text:p>
          </table:table-cell>
          <table:table-cell table:style-name="ce31" office:value-type="float" office:value="0.005536616">
            <text:p>5.536616E-3</text:p>
          </table:table-cell>
          <table:table-cell table:style-name="ce17"/>
          <table:table-cell table:style-name="Default"/>
          <table:table-cell table:style-name="ce34" office:value-type="float" office:value="8">
            <text:p>8</text:p>
          </table:table-cell>
          <table:table-cell table:style-name="ce32" office:value-type="float" office:value="0.0000002776826">
            <text:p>2.776826E-7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9">
            <text:p>9</text:p>
          </table:table-cell>
          <table:table-cell table:style-name="ce31" office:value-type="float" office:value="0.006562094">
            <text:p>6.562094E-3</text:p>
          </table:table-cell>
          <table:table-cell table:style-name="ce17"/>
          <table:table-cell table:style-name="Default"/>
          <table:table-cell table:style-name="ce34" office:value-type="float" office:value="9">
            <text:p>9</text:p>
          </table:table-cell>
          <table:table-cell table:style-name="ce32" office:value-type="float" office:value="0.00000009628079">
            <text:p>9.628079E-8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0">
            <text:p>10</text:p>
          </table:table-cell>
          <table:table-cell table:style-name="ce31" office:value-type="float" office:value="0.00159031">
            <text:p>1.590310E-3</text:p>
          </table:table-cell>
          <table:table-cell table:style-name="ce17"/>
          <table:table-cell table:style-name="Default"/>
          <table:table-cell table:style-name="ce34" office:value-type="float" office:value="10">
            <text:p>10</text:p>
          </table:table-cell>
          <table:table-cell table:style-name="ce32" office:value-type="float" office:value="0.00000001502274">
            <text:p>1.502274E-8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1">
            <text:p>11</text:p>
          </table:table-cell>
          <table:table-cell table:style-name="ce31" office:value-type="float" office:value="0.003314809">
            <text:p>3.314809E-3</text:p>
          </table:table-cell>
          <table:table-cell table:style-name="ce17"/>
          <table:table-cell table:style-name="Default"/>
          <table:table-cell table:style-name="ce34" office:value-type="float" office:value="11">
            <text:p>11</text:p>
          </table:table-cell>
          <table:table-cell table:style-name="ce32" office:value-type="float" office:value="0.000000002220974">
            <text:p>2.220974E-9</text:p>
          </table:table-cell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2">
            <text:p>12</text:p>
          </table:table-cell>
          <table:table-cell table:style-name="ce31" office:value-type="float" office:value="0.0005991302">
            <text:p>5.991302E-4</text:p>
          </table:table-cell>
          <table:table-cell table:style-name="ce17"/>
          <table:table-cell table:style-name="ce13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 table:style-name="ce1"/>
          <table:table-cell table:style-name="ce30" office:value-type="float" office:value="13">
            <text:p>13</text:p>
          </table:table-cell>
          <table:table-cell table:style-name="ce31" office:value-type="float" office:value="0.0008949125">
            <text:p>8.949125E-4</text:p>
          </table:table-cell>
          <table:table-cell table:style-name="ce17"/>
          <table:table-cell table:style-name="ce13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4">
            <text:p>14</text:p>
          </table:table-cell>
          <table:table-cell table:style-name="ce31" office:value-type="float" office:value="0.0004913674">
            <text:p>4.913674E-4</text:p>
          </table:table-cell>
          <table:table-cell/>
          <table:table-cell table:style-name="Default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5">
            <text:p>15</text:p>
          </table:table-cell>
          <table:table-cell table:style-name="ce31" office:value-type="float" office:value="0.0001190344">
            <text:p>1.190344E-4</text:p>
          </table:table-cell>
          <table:table-cell/>
          <table:table-cell table:style-name="Default"/>
          <table:table-cell/>
          <table:table-cell table:style-name="ce35"/>
          <table:table-cell table:style-name="ce15"/>
          <table:table-cell/>
          <table:table-cell table:style-name="ce17"/>
          <table:table-cell table:style-name="ce13"/>
        </table:table-row>
        <table:table-row table:style-name="ro3">
          <table:table-cell/>
          <table:table-cell table:style-name="ce30" office:value-type="float" office:value="16">
            <text:p>16</text:p>
          </table:table-cell>
          <table:table-cell table:style-name="ce31" office:value-type="float" office:value="0.00007208767">
            <text:p>7.208767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7">
            <text:p>17</text:p>
          </table:table-cell>
          <table:table-cell table:style-name="ce31" office:value-type="float" office:value="0.00002163262">
            <text:p>2.163262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8">
            <text:p>18</text:p>
          </table:table-cell>
          <table:table-cell table:style-name="ce31" office:value-type="float" office:value="0.00003434006">
            <text:p>3.434006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19">
            <text:p>19</text:p>
          </table:table-cell>
          <table:table-cell table:style-name="ce31" office:value-type="float" office:value="0.00001481838">
            <text:p>1.481838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0">
            <text:p>20</text:p>
          </table:table-cell>
          <table:table-cell table:style-name="ce31" office:value-type="float" office:value="0.00001088712">
            <text:p>1.088712E-5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1">
            <text:p>21</text:p>
          </table:table-cell>
          <table:table-cell table:style-name="ce31" office:value-type="float" office:value="0.000003644052">
            <text:p>3.644052E-6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2">
            <text:p>22</text:p>
          </table:table-cell>
          <table:table-cell table:style-name="ce31" office:value-type="float" office:value="0.000001053462">
            <text:p>1.053462E-6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3">
            <text:p>23</text:p>
          </table:table-cell>
          <table:table-cell table:style-name="ce31" office:value-type="float" office:value="0.0000003936714">
            <text:p>3.936714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4">
            <text:p>24</text:p>
          </table:table-cell>
          <table:table-cell table:style-name="ce31" office:value-type="float" office:value="0.0000004308235">
            <text:p>4.308235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5">
            <text:p>25</text:p>
          </table:table-cell>
          <table:table-cell table:style-name="ce31" office:value-type="float" office:value="0.0000001164861">
            <text:p>1.164861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6">
            <text:p>26</text:p>
          </table:table-cell>
          <table:table-cell table:style-name="ce31" office:value-type="float" office:value="0.0000001826148">
            <text:p>1.826148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7">
            <text:p>27</text:p>
          </table:table-cell>
          <table:table-cell table:style-name="ce31" office:value-type="float" office:value="0.0000000463131">
            <text:p>4.631310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8">
            <text:p>28</text:p>
          </table:table-cell>
          <table:table-cell table:style-name="ce31" office:value-type="float" office:value="0.0000001436059">
            <text:p>1.436059E-7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29">
            <text:p>29</text:p>
          </table:table-cell>
          <table:table-cell table:style-name="ce31" office:value-type="float" office:value="0.00000004393869">
            <text:p>4.393869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0">
            <text:p>30</text:p>
          </table:table-cell>
          <table:table-cell table:style-name="ce31" office:value-type="float" office:value="0.00000002699219">
            <text:p>2.699219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1">
            <text:p>31</text:p>
          </table:table-cell>
          <table:table-cell table:style-name="ce31" office:value-type="float" office:value="0.00000001375241">
            <text:p>1.375241E-8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/>
          <table:table-cell table:style-name="ce30" office:value-type="float" office:value="32">
            <text:p>32</text:p>
          </table:table-cell>
          <table:table-cell table:style-name="ce31" office:value-type="float" office:value="0.000000001388842">
            <text:p>1.388842E-9</text:p>
          </table:table-cell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/>
          <table:table-cell table:number-columns-repeated="4"/>
        </table:table-row>
        <table:table-row table:style-name="ro3">
          <table:table-cell table:style-name="ce22" office:value-type="string">
            <text:p>Collision Estimator</text:p>
          </table:table-cell>
          <table:table-cell table:style-name="ce1" table:number-columns-repeated="3"/>
          <table:table-cell table:style-name="ce22" office:value-type="string">
            <text:p>Expected Value Estimator</text:p>
          </table:table-cell>
          <table:table-cell table:style-name="ce1" table:number-columns-repeated="2"/>
          <table:table-cell table:number-columns-repeated="4"/>
        </table:table-row>
        <table:table-row table:style-name="ro4">
          <table:table-cell table:style-name="ce1" office:value-type="string">
            <text:p>Nh = 1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style-name="ce12"/>
          <table:table-cell table:style-name="ce1" office:value-type="string">
            <text:p>Nh = 1,000</text:p>
          </table:table-cell>
          <table:table-cell table:style-name="ce12" office:value-type="string">
            <text:p>Iter</text:p>
          </table:table-cell>
          <table:table-cell table:style-name="ce12" office:value-type="string">
            <text:p>Residual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.295536">
            <text:p>3.295536E+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ce36" office:value-type="float" office:value="0.4756495">
            <text:p>4.76E-0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.923218">
            <text:p>2.923218E+0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style-name="ce36" office:value-type="float" office:value="0.06936344">
            <text:p>6.94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.658022">
            <text:p>1.658022E+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6" office:value-type="float" office:value="0.03234616">
            <text:p>3.23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5825084">
            <text:p>5.825084E-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6" office:value-type="float" office:value="0.00424545">
            <text:p>4.2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.177734">
            <text:p>1.177734E+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6" office:value-type="float" office:value="0.001145332">
            <text:p>1.1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4.550961">
            <text:p>4.550961E+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6" office:value-type="float" office:value="0.0001271048">
            <text:p>1.27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.518404">
            <text:p>6.518404E+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6" office:value-type="float" office:value="0.0001164866">
            <text:p>1.16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432519">
            <text:p>1.432519E+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6" office:value-type="float" office:value="0.00003103747">
            <text:p>3.10E-005</text:p>
          </table:table-cell>
          <table:table-cell table:number-columns-repeated="4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0.8895749">
            <text:p>8.895749E-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36" office:value-type="float" office:value="0.000005217943">
            <text:p>5.22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0.558777">
            <text:p>5.587770E-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6" office:value-type="float" office:value="0.000002449704">
            <text:p>2.45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0.8043653">
            <text:p>8.043653E-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6" office:value-type="float" office:value="0.000009527781">
            <text:p>9.53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2800157">
            <text:p>2.800157E-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6" office:value-type="float" office:value="0.000004006739">
            <text:p>4.01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0.1687139">
            <text:p>1.687139E-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36" office:value-type="float" office:value="0.0000001395119">
            <text:p>1.40E-00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0.05644579">
            <text:p>5.644579E-2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6" office:value-type="float" office:value="0.00000007943976">
            <text:p>7.94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0.09555661">
            <text:p>9.555661E-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36" office:value-type="float" office:value="0.00000001545774">
            <text:p>1.55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01928792">
            <text:p>1.928792E-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6" office:value-type="float" office:value="0.000000002790463">
            <text:p>2.79E-00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0.02301939">
            <text:p>2.3019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0.05113322">
            <text:p>5.11332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0.01724039">
            <text:p>1.7240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0.003809702">
            <text:p>3.8097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0.002425744">
            <text:p>2.4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0.003579714">
            <text:p>3.5797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0.007897846">
            <text:p>7.89784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0.03991582">
            <text:p>3.99158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0.01101012">
            <text:p>1.1010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0.02214591">
            <text:p>2.214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0.0103818">
            <text:p>1.038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0.1870741">
            <text:p>1.870741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0.08870905">
            <text:p>8.87090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.113009">
            <text:p>1.13009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0.03773936">
            <text:p>3.77393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.07505339">
            <text:p>7.5053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.08584552">
            <text:p>8.58455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0.01192266">
            <text:p>1.1922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0.02758711">
            <text:p>2.75871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0.0470516">
            <text:p>4.70516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0.03960253">
            <text:p>3.96025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0.03029966">
            <text:p>3.0299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0.01250328">
            <text:p>1.25032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0.03321148">
            <text:p>3.32114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float" office:value="0.06937123">
            <text:p>6.93712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float" office:value="0.3509096">
            <text:p>3.509096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float" office:value="0.107618">
            <text:p>1.07618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float" office:value="0.04212788">
            <text:p>4.21278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0.2270205">
            <text:p>2.270205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float" office:value="0.1753659">
            <text:p>1.753659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0.05054755">
            <text:p>5.05475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float" office:value="0.02721075">
            <text:p>2.72107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float" office:value="0.009242038">
            <text:p>9.24203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0.03614371">
            <text:p>3.61437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0.02108058">
            <text:p>2.10805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float" office:value="0.008738531">
            <text:p>8.73853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float" office:value="0.003130175">
            <text:p>3.13017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float" office:value="0.006174015">
            <text:p>6.17401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float" office:value="0.001670414">
            <text:p>1.6704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float" office:value="0.001767695">
            <text:p>1.76769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float" office:value="0.004725744">
            <text:p>4.7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0.0184918">
            <text:p>1.849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float" office:value="0.02442978">
            <text:p>2.44297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0.005251788">
            <text:p>5.25178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float" office:value="0.00747643">
            <text:p>7.47643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float" office:value="0.008644956">
            <text:p>8.6449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float" office:value="0.009606264">
            <text:p>9.60626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.003985179">
            <text:p>3.98517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float" office:value="0.001907456">
            <text:p>1.9074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0.0007978558">
            <text:p>7.978558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float" office:value="0.006510911">
            <text:p>6.51091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float" office:value="0.003460297">
            <text:p>3.4602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float" office:value="0.002689024">
            <text:p>2.68902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0.001061493">
            <text:p>1.06149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float" office:value="0.001907797">
            <text:p>1.9077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0.001683567">
            <text:p>1.68356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0.01030244">
            <text:p>1.030244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float" office:value="0.002248187">
            <text:p>2.2481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0.00574545">
            <text:p>5.74545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float" office:value="0.01608363">
            <text:p>1.60836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float" office:value="0.009276476">
            <text:p>9.27647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float" office:value="0.03583591">
            <text:p>3.583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float" office:value="0.02762412">
            <text:p>2.7624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0.005285845">
            <text:p>5.28584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float" office:value="0.008472558">
            <text:p>8.47255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0.002645405">
            <text:p>2.64540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float" office:value="0.00153881">
            <text:p>1.53881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float" office:value="0.0006567459">
            <text:p>6.56745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float" office:value="0.0008868506">
            <text:p>8.86850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float" office:value="0.0005173811">
            <text:p>5.17381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float" office:value="0.007839189">
            <text:p>7.83918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float" office:value="0.007620569">
            <text:p>7.62056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0.003673183">
            <text:p>3.67318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0.0009706321">
            <text:p>9.70632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float" office:value="0.001660703">
            <text:p>1.66070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float" office:value="0.0006550071">
            <text:p>6.5500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0.000388991">
            <text:p>3.88991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float" office:value="0.0001874279">
            <text:p>1.87427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float" office:value="0.0001888364">
            <text:p>1.88836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float" office:value="0.0005534971">
            <text:p>5.5349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float" office:value="0.0002218801">
            <text:p>2.21880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float" office:value="0.01079235">
            <text:p>1.07923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float" office:value="0.02196517">
            <text:p>2.196517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0.006343287">
            <text:p>6.3432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0.003522056">
            <text:p>3.5220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float" office:value="0.001686943">
            <text:p>1.68694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0.002367214">
            <text:p>2.3672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float" office:value="0.001196102">
            <text:p>1.1961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0.0002406926">
            <text:p>2.40692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float" office:value="0.000142459">
            <text:p>1.42459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float" office:value="0.000160876">
            <text:p>1.60876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float" office:value="0.0002802704">
            <text:p>2.80270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float" office:value="0.00013377">
            <text:p>1.33770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0.0001674842">
            <text:p>1.674842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float" office:value="0.00003347216">
            <text:p>3.347216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float" office:value="0.00004810112">
            <text:p>4.810112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float" office:value="0.00002002137">
            <text:p>2.002137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float" office:value="0.00001392724">
            <text:p>1.392724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float" office:value="0.000008184562">
            <text:p>8.18456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float" office:value="0.000003682206">
            <text:p>3.68220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float" office:value="0.000002958972">
            <text:p>2.95897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float" office:value="0.000001360678">
            <text:p>1.360678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float" office:value="0.000001351651">
            <text:p>1.351651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float" office:value="0.000005795099">
            <text:p>5.795099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float" office:value="0.000001711896">
            <text:p>1.71189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float" office:value="0.0000005664015">
            <text:p>5.664015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float" office:value="0.000000864582">
            <text:p>8.645820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float" office:value="0.0000001749942">
            <text:p>1.749942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float" office:value="0.0000001312777">
            <text:p>1.312777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float" office:value="0.0000001056203">
            <text:p>1.056203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float" office:value="0.00000005418012">
            <text:p>5.41801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0000005559168">
            <text:p>5.559168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float" office:value="0.00000003878922">
            <text:p>3.87892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float" office:value="0.000000004206945">
            <text:p>4.206945E-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</table:table>
      <table:table table:name="Relaxati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1T09:13:49</dc:date>
    <dc:creator>Stuart Slattery</dc:creator>
    <meta:editing-duration>PT5H12M2S</meta:editing-duration>
    <meta:editing-cycles>68</meta:editing-cycles>
    <meta:generator>LibreOffice/3.5$Linux_X86_64 LibreOffice_project/350m1$Build-2</meta:generator>
    <meta:document-statistic meta:table-count="3" meta:cell-count="9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1cm" svg:height="11.435cm" xlink:href=".." xlink:type="simple" chart:class="chart:scatter" chart:style-name="ch1">
        <chart:title svg:x="5.253cm" svg:y="0.364cm" chart:style-name="ch2">
          <text:p>Estimator Convergence</text:p>
        </chart:title>
        <chart:subtitle svg:x="5.227cm" svg:y="1.371cm" chart:style-name="ch3">
          <text:p>5,000 Histories per Iteration</text:p>
        </chart:subtitle>
        <chart:legend chart:legend-position="bottom" svg:x="3.078cm" svg:y="10.652cm" style:legend-expansion="wide" chart:style-name="ch4"/>
        <chart:plot-area chart:style-name="ch5" table:cell-range-address="Convergence.B15:Convergence.C46 Convergence.A13:Convergence.A13 Convergence.E13:Convergence.E13 Convergence.G15:Convergence.G26" chart:data-source-has-labels="row" svg:x="1.317cm" svg:y="2.51cm" svg:width="13.402cm" svg:height="6.933cm">
          <chartooo:coordinate-region svg:x="2.944cm" svg:y="2.709cm" svg:width="11.588cm" svg:height="6.087cm"/>
          <chart:axis chart:dimension="x" chart:name="primary-x" chart:style-name="ch6">
            <chart:title svg:x="7.379cm" svg:y="9.671cm" chart:style-name="ch7">
              <text:p>Iteration</text:p>
            </chart:title>
          </chart:axis>
          <chart:axis chart:dimension="y" chart:name="primary-y" chart:style-name="ch8">
            <chart:title svg:x="0.451cm" svg:y="7.383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15:Convergence.C46" chart:label-cell-address="Convergence.A13:Convergence.A13" chart:class="chart:scatter">
            <chart:domain table:cell-range-address="Convergence.B15:Convergence.B46"/>
            <chart:data-point chart:repeated="32"/>
          </chart:series>
          <chart:series chart:style-name="ch12" chart:values-cell-range-address="Convergence.G15:Convergence.G26" chart:label-cell-address="Convergence.E13:Convergence.E13" chart:class="chart:scatter">
            <chart:domain table:cell-range-address="Convergence.F15:Convergence.F25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46</svg:desc>
                </draw:g>
              </table:table-cell>
              <table:table-cell office:value-type="float" office:value="13.71288">
                <text:p>13.71288</text:p>
                <draw:g>
                  <svg:desc>Convergence.C15:Convergence.C46</svg:desc>
                </draw:g>
              </table:table-cell>
              <table:table-cell office:value-type="float" office:value="1">
                <text:p>1</text:p>
                <draw:g>
                  <svg:desc>Convergence.F15:Convergence.F25</svg:desc>
                </draw:g>
              </table:table-cell>
              <table:table-cell office:value-type="float" office:value="0.566763">
                <text:p>0.566763</text:p>
                <draw:g>
                  <svg:desc>Convergence.G15:Convergence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6525">
                <text:p>0.6096525</text:p>
              </table:table-cell>
              <table:table-cell office:value-type="float" office:value="2">
                <text:p>2</text:p>
              </table:table-cell>
              <table:table-cell office:value-type="float" office:value="0.03593607">
                <text:p>0.03593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25748">
                <text:p>0.3925748</text:p>
              </table:table-cell>
              <table:table-cell office:value-type="float" office:value="3">
                <text:p>3</text:p>
              </table:table-cell>
              <table:table-cell office:value-type="float" office:value="0.01309854">
                <text:p>0.0130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79787">
                <text:p>0.4779787</text:p>
              </table:table-cell>
              <table:table-cell office:value-type="float" office:value="4">
                <text:p>4</text:p>
              </table:table-cell>
              <table:table-cell office:value-type="float" office:value="0.001543307">
                <text:p>0.00154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9436">
                <text:p>0.1849436</text:p>
              </table:table-cell>
              <table:table-cell office:value-type="float" office:value="5">
                <text:p>5</text:p>
              </table:table-cell>
              <table:table-cell office:value-type="float" office:value="0.0001018327">
                <text:p>0.000101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586309">
                <text:p>0.05586309</text:p>
              </table:table-cell>
              <table:table-cell office:value-type="float" office:value="6">
                <text:p>6</text:p>
              </table:table-cell>
              <table:table-cell office:value-type="float" office:value="0.00001557404">
                <text:p>0.00001557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120854">
                <text:p>0.08120854</text:p>
              </table:table-cell>
              <table:table-cell office:value-type="float" office:value="7">
                <text:p>7</text:p>
              </table:table-cell>
              <table:table-cell office:value-type="float" office:value="0.000003049988">
                <text:p>0.00000304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536616">
                <text:p>0.005536616</text:p>
              </table:table-cell>
              <table:table-cell office:value-type="float" office:value="8">
                <text:p>8</text:p>
              </table:table-cell>
              <table:table-cell office:value-type="float" office:value="0.0000002776826">
                <text:p>0.000000277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562094">
                <text:p>0.006562094</text:p>
              </table:table-cell>
              <table:table-cell office:value-type="float" office:value="9">
                <text:p>9</text:p>
              </table:table-cell>
              <table:table-cell office:value-type="float" office:value="0.00000009628079">
                <text:p>0.0000000962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9031">
                <text:p>0.00159031</text:p>
              </table:table-cell>
              <table:table-cell office:value-type="float" office:value="10">
                <text:p>10</text:p>
              </table:table-cell>
              <table:table-cell office:value-type="float" office:value="0.00000001502274">
                <text:p>0.0000000150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314809">
                <text:p>0.003314809</text:p>
              </table:table-cell>
              <table:table-cell office:value-type="float" office:value="11">
                <text:p>11</text:p>
              </table:table-cell>
              <table:table-cell office:value-type="float" office:value="0.000000002220974">
                <text:p>0.000000002220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5991302">
                <text:p>0.0005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949125">
                <text:p>0.0008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4913674">
                <text:p>0.000491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1190344">
                <text:p>0.00011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7208767">
                <text:p>0.0000720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163262">
                <text:p>0.0000216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3434006">
                <text:p>0.0000343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481838">
                <text:p>0.00001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088712">
                <text:p>0.00001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3644052">
                <text:p>0.0000036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053462">
                <text:p>0.00000105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3936714">
                <text:p>0.0000003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4308235">
                <text:p>0.00000043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1164861">
                <text:p>0.00000011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1826148">
                <text:p>0.000000182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463131">
                <text:p>0.000000046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436059">
                <text:p>0.00000014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04393869">
                <text:p>0.000000043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02699219">
                <text:p>0.00000002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01375241">
                <text:p>0.0000000137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001388842">
                <text:p>0.0000000013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04cm" svg:height="11.406cm" xlink:href=".." xlink:type="simple" chart:class="chart:scatter" chart:style-name="ch1">
        <chart:title svg:x="5.54cm" svg:y="0.364cm" chart:style-name="ch2">
          <text:p>Estimator Convergence</text:p>
        </chart:title>
        <chart:subtitle svg:x="5.514cm" svg:y="1.371cm" chart:style-name="ch3">
          <text:p>1,000 Histories per Iteration</text:p>
        </chart:subtitle>
        <chart:legend chart:legend-position="bottom" svg:x="3.365cm" svg:y="10.623cm" style:legend-expansion="wide" chart:style-name="ch4"/>
        <chart:plot-area chart:style-name="ch5" table:cell-range-address="Convergence.B51:Convergence.C180 Convergence.A13:Convergence.A13 Convergence.E13:Convergence.E13 Convergence.G51:Convergence.G66" chart:data-source-has-labels="row" svg:x="1.329cm" svg:y="2.51cm" svg:width="13.939cm" svg:height="6.904cm">
          <chartooo:coordinate-region svg:x="2.876cm" svg:y="2.709cm" svg:width="12.112cm" svg:height="6.058cm"/>
          <chart:axis chart:dimension="x" chart:name="primary-x" chart:style-name="ch6">
            <chart:title svg:x="7.659cm" svg:y="9.642cm" chart:style-name="ch7">
              <text:p>Iteration</text:p>
            </chart:title>
          </chart:axis>
          <chart:axis chart:dimension="y" chart:name="primary-y" chart:style-name="ch8">
            <chart:title svg:x="0.451cm" svg:y="7.369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51:Convergence.C180" chart:label-cell-address="Convergence.A13:Convergence.A13" chart:class="chart:scatter">
            <chart:domain table:cell-range-address="Convergence.B51:Convergence.B180"/>
            <chart:data-point chart:repeated="130"/>
          </chart:series>
          <chart:series chart:style-name="ch12" chart:values-cell-range-address="Convergence.G51:Convergence.G66" chart:label-cell-address="Convergence.E13:Convergence.E13" chart:class="chart:scatter">
            <chart:domain table:cell-range-address="Convergence.F51:Convergence.F66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51:Convergence.B180</svg:desc>
                </draw:g>
              </table:table-cell>
              <table:table-cell office:value-type="float" office:value="3.295536">
                <text:p>3.295536</text:p>
                <draw:g>
                  <svg:desc>Convergence.C51:Convergence.C180</svg:desc>
                </draw:g>
              </table:table-cell>
              <table:table-cell office:value-type="float" office:value="1">
                <text:p>1</text:p>
                <draw:g>
                  <svg:desc>Convergence.F51:Convergence.F66</svg:desc>
                </draw:g>
              </table:table-cell>
              <table:table-cell office:value-type="float" office:value="0.4756495">
                <text:p>0.4756495</text:p>
                <draw:g>
                  <svg:desc>Convergence.G51:Convergence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3218">
                <text:p>2.923218</text:p>
              </table:table-cell>
              <table:table-cell office:value-type="float" office:value="2">
                <text:p>2</text:p>
              </table:table-cell>
              <table:table-cell office:value-type="float" office:value="0.06936344">
                <text:p>0.0693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022">
                <text:p>1.658022</text:p>
              </table:table-cell>
              <table:table-cell office:value-type="float" office:value="3">
                <text:p>3</text:p>
              </table:table-cell>
              <table:table-cell office:value-type="float" office:value="0.03234616">
                <text:p>0.0323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5084">
                <text:p>0.5825084</text:p>
              </table:table-cell>
              <table:table-cell office:value-type="float" office:value="4">
                <text:p>4</text:p>
              </table:table-cell>
              <table:table-cell office:value-type="float" office:value="0.00424545">
                <text:p>0.0042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7734">
                <text:p>1.177734</text:p>
              </table:table-cell>
              <table:table-cell office:value-type="float" office:value="5">
                <text:p>5</text:p>
              </table:table-cell>
              <table:table-cell office:value-type="float" office:value="0.001145332">
                <text:p>0.00114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0961">
                <text:p>4.550961</text:p>
              </table:table-cell>
              <table:table-cell office:value-type="float" office:value="6">
                <text:p>6</text:p>
              </table:table-cell>
              <table:table-cell office:value-type="float" office:value="0.0001271048">
                <text:p>0.000127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18404">
                <text:p>6.518404</text:p>
              </table:table-cell>
              <table:table-cell office:value-type="float" office:value="7">
                <text:p>7</text:p>
              </table:table-cell>
              <table:table-cell office:value-type="float" office:value="0.0001164866">
                <text:p>0.00011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2519">
                <text:p>1.432519</text:p>
              </table:table-cell>
              <table:table-cell office:value-type="float" office:value="8">
                <text:p>8</text:p>
              </table:table-cell>
              <table:table-cell office:value-type="float" office:value="0.00003103747">
                <text:p>0.0000310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5749">
                <text:p>0.8895749</text:p>
              </table:table-cell>
              <table:table-cell office:value-type="float" office:value="9">
                <text:p>9</text:p>
              </table:table-cell>
              <table:table-cell office:value-type="float" office:value="0.000005217943">
                <text:p>0.00000521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777">
                <text:p>0.558777</text:p>
              </table:table-cell>
              <table:table-cell office:value-type="float" office:value="10">
                <text:p>10</text:p>
              </table:table-cell>
              <table:table-cell office:value-type="float" office:value="0.000002449704">
                <text:p>0.00000244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43653">
                <text:p>0.8043653</text:p>
              </table:table-cell>
              <table:table-cell office:value-type="float" office:value="11">
                <text:p>11</text:p>
              </table:table-cell>
              <table:table-cell office:value-type="float" office:value="0.000009527781">
                <text:p>0.00000952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00157">
                <text:p>0.2800157</text:p>
              </table:table-cell>
              <table:table-cell office:value-type="float" office:value="12">
                <text:p>12</text:p>
              </table:table-cell>
              <table:table-cell office:value-type="float" office:value="0.000004006739">
                <text:p>0.00000400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87139">
                <text:p>0.1687139</text:p>
              </table:table-cell>
              <table:table-cell office:value-type="float" office:value="13">
                <text:p>13</text:p>
              </table:table-cell>
              <table:table-cell office:value-type="float" office:value="0.0000001395119">
                <text:p>0.0000001395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644579">
                <text:p>0.05644579</text:p>
              </table:table-cell>
              <table:table-cell office:value-type="float" office:value="14">
                <text:p>14</text:p>
              </table:table-cell>
              <table:table-cell office:value-type="float" office:value="0.00000007943976">
                <text:p>0.0000000794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555661">
                <text:p>0.09555661</text:p>
              </table:table-cell>
              <table:table-cell office:value-type="float" office:value="15">
                <text:p>15</text:p>
              </table:table-cell>
              <table:table-cell office:value-type="float" office:value="0.00000001545774">
                <text:p>0.00000001545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28792">
                <text:p>0.01928792</text:p>
              </table:table-cell>
              <table:table-cell office:value-type="float" office:value="16">
                <text:p>16</text:p>
              </table:table-cell>
              <table:table-cell office:value-type="float" office:value="0.000000002790463">
                <text:p>0.000000002790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01939">
                <text:p>0.023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113322">
                <text:p>0.051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724039">
                <text:p>0.017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809702">
                <text:p>0.00380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425744">
                <text:p>0.0024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579714">
                <text:p>0.0035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897846">
                <text:p>0.00789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91582">
                <text:p>0.0399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01012">
                <text:p>0.011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214591">
                <text:p>0.022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3818">
                <text:p>0.01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870741">
                <text:p>0.187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870905">
                <text:p>0.088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3009">
                <text:p>0.1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73936">
                <text:p>0.03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05339">
                <text:p>0.0750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84552">
                <text:p>0.085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92266">
                <text:p>0.011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758711">
                <text:p>0.0275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70516">
                <text:p>0.04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3960253">
                <text:p>0.0396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3029966">
                <text:p>0.030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250328">
                <text:p>0.0125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321148">
                <text:p>0.033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937123">
                <text:p>0.069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509096">
                <text:p>0.35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07618">
                <text:p>0.1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212788">
                <text:p>0.042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270205">
                <text:p>0.22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53659">
                <text:p>0.175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054755">
                <text:p>0.0505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721075">
                <text:p>0.0272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242038">
                <text:p>0.0092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614371">
                <text:p>0.036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108058">
                <text:p>0.0210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738531">
                <text:p>0.0087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3130175">
                <text:p>0.0031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174015">
                <text:p>0.00617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670414">
                <text:p>0.0016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767695">
                <text:p>0.0017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725744">
                <text:p>0.0047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84918">
                <text:p>0.018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42978">
                <text:p>0.024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251788">
                <text:p>0.00525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47643">
                <text:p>0.007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44956">
                <text:p>0.00864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9606264">
                <text:p>0.0096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85179">
                <text:p>0.003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907456">
                <text:p>0.00190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7978558">
                <text:p>0.00079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510911">
                <text:p>0.0065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460297">
                <text:p>0.0034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689024">
                <text:p>0.0026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061493">
                <text:p>0.00106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07797">
                <text:p>0.00190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683567">
                <text:p>0.0016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30244">
                <text:p>0.010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248187">
                <text:p>0.00224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74545">
                <text:p>0.0057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08363">
                <text:p>0.0160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9276476">
                <text:p>0.0092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583591">
                <text:p>0.0358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762412">
                <text:p>0.0276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285845">
                <text:p>0.0052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2558">
                <text:p>0.0084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645405">
                <text:p>0.00264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53881">
                <text:p>0.0015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6567459">
                <text:p>0.00065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8868506">
                <text:p>0.000886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5173811">
                <text:p>0.00051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39189">
                <text:p>0.0078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620569">
                <text:p>0.00762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673183">
                <text:p>0.003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706321">
                <text:p>0.00097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660703">
                <text:p>0.00166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6550071">
                <text:p>0.00065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388991">
                <text:p>0.0003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74279">
                <text:p>0.000187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1888364">
                <text:p>0.00018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534971">
                <text:p>0.000553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218801">
                <text:p>0.000221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079235">
                <text:p>0.0107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196517">
                <text:p>0.021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343287">
                <text:p>0.00634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522056">
                <text:p>0.00352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86943">
                <text:p>0.001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367214">
                <text:p>0.0023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196102">
                <text:p>0.00119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2406926">
                <text:p>0.000240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142459">
                <text:p>0.00014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160876">
                <text:p>0.00016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02704">
                <text:p>0.00028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13377">
                <text:p>0.0001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1674842">
                <text:p>0.000167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3347216">
                <text:p>0.0000334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4810112">
                <text:p>0.000048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2002137">
                <text:p>0.00002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1392724">
                <text:p>0.0000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8184562">
                <text:p>0.00000818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3682206">
                <text:p>0.00000368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2958972">
                <text:p>0.00000295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1360678">
                <text:p>0.00000136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1351651">
                <text:p>0.00000135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5795099">
                <text:p>0.0000057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1711896">
                <text:p>0.0000017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5664015">
                <text:p>0.00000056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864582">
                <text:p>0.00000086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1749942">
                <text:p>0.00000017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1312777">
                <text:p>0.00000013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056203">
                <text:p>0.000000105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418012">
                <text:p>0.000000054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59168">
                <text:p>0.0000000555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3878922">
                <text:p>0.0000000387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04206945">
                <text:p>0.00000000420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